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25-02-2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25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24-09-1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24-02-14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24-01-05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23-01-0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22-01-0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21-05-25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21-02-03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20-02-14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20-02-13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20-01-05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19-09-27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19-04-2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19-01-0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18-05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18-02-19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1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1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17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16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16-01-05 19:16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15-02-12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15-01-06 13:57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14-01-05 21:58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1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1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13-01-06 16:22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1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0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199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34100405203</text:p>
          </table:table-cell>
          <table:table-cell office:value-type="string" calcext:value-type="string">
            <text:p>34S 31W 22BDD 03</text:p>
          </table:table-cell>
          <table:table-cell office:value-type="string" calcext:value-type="string">
            <text:p>199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